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d2f81d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style:font-name="Noto Sans CJK JP" fo:font-size="24pt" officeooo:rsid="02d2f81d" style:font-name-asian="Noto Sans CJK JP" style:font-size-asian="24pt" style:language-asian="ja" style:country-asian="JP" style:font-size-complex="24pt"/>
    </style:style>
    <style:style style:name="T27" style:family="text">
      <style:text-properties officeooo:rsid="02e08b7f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3"><text:span text:style-name="T26">A: アイカさん、日本語とフランス語を勉強していますね。</text:span></text:p>
      <text:p text:style-name="P91">B: はい、そうですね。どうしてですか。</text:p>
      <text:p text:style-name="P94">A: あのう、私も勉強したいです。日本語とフランス語とどちらの方が<text:ruby text:style-name="Ru1"><text:ruby-base>簡単</text:ruby-base><text:ruby-text>かんたん</text:ruby-text></text:ruby>ですか。</text:p>
      <text:p text:style-name="P94">B: そうですね。フランス語の方が日本語より<text:ruby text:style-name="Ru1"><text:ruby-base>簡単</text:ruby-base><text:ruby-text>かんたん</text:ruby-text></text:ruby>です。</text:p>
      <text:p text:style-name="P94">A: じゃあ、私もフランス語を勉強します。</text:p>
      <text:p text:style-name="P94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7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18T19:07:46.620411849</dc:date>
    <meta:editing-duration>P3DT3H7M51S</meta:editing-duration>
    <meta:editing-cycles>712</meta:editing-cycles>
    <meta:generator>LibreOffice/24.8.7.2$Linux_X86_64 LibreOffice_project/480$Build-2</meta:generator>
    <meta:document-statistic meta:table-count="0" meta:image-count="0" meta:object-count="0" meta:page-count="1" meta:paragraph-count="378" meta:word-count="7944" meta:character-count="8692" meta:non-whitespace-character-count="8501"/>
  </office:meta>
</office:document-meta>
</file>